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5f69a" style:font-size-asian="14pt" style:font-size-complex="14pt"/>
    </style:style>
    <style:style style:name="P2" style:family="paragraph" style:parent-style-name="Standard">
      <style:text-properties fo:font-size="14pt" officeooo:rsid="0005f69a" officeooo:paragraph-rsid="0005f69a" style:font-size-asian="14pt" style:font-size-complex="14pt"/>
    </style:style>
    <style:style style:name="T1" style:family="text">
      <style:text-properties officeooo:rsid="0005f6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ce 1 :</text:span></text:p>
      <text:p text:style-name="P2">Afficher les nombres impairs de 7 à 19 avec une boucle.</text:p>
      <text:p text:style-name="P2"/>
      <text:p text:style-name="P2">Exercice 2 :</text:p>
      <text:p text:style-name="P2">Définir une liste contenant les noms des jours de la semaine. Afficher le dernier élement de la liste.</text:p>
      <text:p text:style-name="P2"/>
      <text:p text:style-name="P2">Exercice 3 :</text:p>
      <text:p text:style-name="P2">Définir un dictionnaire qui associe à chaque mois le nombre de jours. Afficher le nombre de jours pour Mars.</text:p>
      <text:p text:style-name="P2"/>
      <text:p text:style-name="P2">Exercice 4 :</text:p>
      <text:p text:style-name="P2">Télécharger la page <text:a xlink:type="simple" xlink:href="http://www.wikipedia.fr/" text:style-name="Internet_20_link" text:visited-style-name="Visited_20_Internet_20_Link">www.wikipedia.fr</text:a>. Afficher le message “page introuvable” en cas d’erreur 4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4:45:18.877497536</meta:creation-date>
    <dc:date>2020-02-25T14:59:05.633086611</dc:date>
    <meta:editing-duration>PT3M36S</meta:editing-duration>
    <meta:editing-cycles>1</meta:editing-cycles>
    <meta:document-statistic meta:table-count="0" meta:image-count="0" meta:object-count="0" meta:page-count="1" meta:paragraph-count="8" meta:word-count="73" meta:character-count="410" meta:non-whitespace-character-count="345"/>
    <meta:generator>LibreOffice/6.0.7.3$Linux_X86_64 LibreOffice_project/00m0$Build-3</meta:generator>
  </office:meta>
</office:document-meta>
</file>